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4000001AB6DAB7ADB34A153EC.png" manifest:media-type="image/png"/>
  <manifest:file-entry manifest:full-path="Pictures/100083D50000ABFA00003E9AF08763FD6A60D1C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542cm, 0cm, 0cm)" draw:image-opacity="100%" style:mirror="none"/>
    </style:style>
    <style:style style:name="gr2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4.775cm, 2.276cm, 9.501cm, 36.499cm)" draw:image-opacity="100%" style:mirror="none"/>
    </style:style>
    <style:style style:name="gr3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6.523cm, 3.527cm, 8.752cm, 36.499cm)" draw:image-opacity="100%" style:mirror="none"/>
    </style:style>
    <style:style style:name="gr4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7.273cm, 0.276cm, 8.252cm, 36.499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7.773cm, 0.276cm, 7.502cm, 36.499cm)" draw:image-opacity="100%" style:mirror="none"/>
    </style:style>
    <style:style style:name="gr6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8.523cm, 3.777cm, 6.75cm, 36.499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6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6.482cm" svg:height="16.564cm" svg:x="1.233cm" svg:y="1.233cm">
          <draw:image xlink:href="Pictures/100083D50000ABFA00003E9AF08763FD6A60D1CE.svg" xlink:type="simple" xlink:show="embed" xlink:actuate="onLoad" draw:mime-type="image/svg+xml">
            <text:p/>
          </draw:image>
          <draw:image xlink:href="Pictures/1000000100000494000001AB6DAB7ADB34A153EC.png" xlink:type="simple" xlink:show="embed" xlink:actuate="onLoad" draw:mime-type="image/png"/>
        </draw:frame>
        <draw:frame draw:style-name="gr2" draw:text-style-name="P1" draw:layer="layout" svg:width="5.249cm" svg:height="1.748cm" svg:x="28.733cm" svg:y="10.984cm">
          <draw:image xlink:href="Pictures/100083D50000ABFA00003E9AF08763FD6A60D1CE.svg" xlink:type="simple" xlink:show="embed" xlink:actuate="onLoad" draw:mime-type="image/svg+xml">
            <text:p/>
          </draw:image>
          <draw:image xlink:href="Pictures/1000000100000494000001AB6DAB7ADB34A153EC.png" xlink:type="simple" xlink:show="embed" xlink:actuate="onLoad" draw:mime-type="image/png"/>
        </draw:frame>
        <draw:frame draw:style-name="gr3" draw:text-style-name="P1" draw:layer="layout" svg:width="3.998cm" svg:height="0.749cm" svg:x="28.734cm" svg:y="12.733cm">
          <draw:image xlink:href="Pictures/100083D50000ABFA00003E9AF08763FD6A60D1CE.svg" xlink:type="simple" xlink:show="embed" xlink:actuate="onLoad" draw:mime-type="image/svg+xml">
            <text:p/>
          </draw:image>
          <draw:image xlink:href="Pictures/1000000100000494000001AB6DAB7ADB34A153EC.png" xlink:type="simple" xlink:show="embed" xlink:actuate="onLoad" draw:mime-type="image/png"/>
        </draw:frame>
        <draw:frame draw:style-name="gr4" draw:text-style-name="P1" draw:layer="layout" svg:width="7.249cm" svg:height="0.499cm" svg:x="28.734cm" svg:y="13.483cm">
          <draw:image xlink:href="Pictures/100083D50000ABFA00003E9AF08763FD6A60D1CE.svg" xlink:type="simple" xlink:show="embed" xlink:actuate="onLoad" draw:mime-type="image/svg+xml">
            <text:p/>
          </draw:image>
          <draw:image xlink:href="Pictures/1000000100000494000001AB6DAB7ADB34A153EC.png" xlink:type="simple" xlink:show="embed" xlink:actuate="onLoad" draw:mime-type="image/png"/>
        </draw:frame>
        <draw:frame draw:style-name="gr5" draw:text-style-name="P1" draw:layer="layout" svg:width="7.249cm" svg:height="0.749cm" svg:x="28.734cm" svg:y="13.983cm">
          <draw:image xlink:href="Pictures/100083D50000ABFA00003E9AF08763FD6A60D1CE.svg" xlink:type="simple" xlink:show="embed" xlink:actuate="onLoad" draw:mime-type="image/svg+xml">
            <text:p/>
          </draw:image>
          <draw:image xlink:href="Pictures/1000000100000494000001AB6DAB7ADB34A153EC.png" xlink:type="simple" xlink:show="embed" xlink:actuate="onLoad" draw:mime-type="image/png"/>
        </draw:frame>
        <draw:frame draw:style-name="gr6" draw:text-style-name="P1" draw:layer="layout" svg:width="3.748cm" svg:height="0.751cm" svg:x="28.734cm" svg:y="14.733cm">
          <draw:image xlink:href="Pictures/100083D50000ABFA00003E9AF08763FD6A60D1CE.svg" xlink:type="simple" xlink:show="embed" xlink:actuate="onLoad" draw:mime-type="image/svg+xml">
            <text:p/>
          </draw:image>
          <draw:image xlink:href="Pictures/1000000100000494000001AB6DAB7ADB34A153EC.png" xlink:type="simple" xlink:show="embed" xlink:actuate="onLoad" draw:mime-type="image/png"/>
        </draw:frame>
        <draw:custom-shape draw:style-name="gr7" draw:text-style-name="P2" draw:layer="layout" svg:width="7.25cm" svg:height="4.5cm" svg:x="28.733cm" svg:y="10.9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33cm" fo:margin-bottom="1.233cm" fo:margin-left="1.233cm" fo:margin-right="1.233cm" fo:page-width="39.03cm" fo:page-height="19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8T14:47:34.451009701</dc:date>
    <meta:editing-duration>PT5M53S</meta:editing-duration>
    <meta:editing-cycles>1</meta:editing-cycles>
    <meta:document-statistic meta:object-count="7"/>
    <meta:generator>LibreOffice/7.3.7.2$Linux_X86_64 LibreOffice_project/30$Build-2</meta:generator>
  </office:meta>
</office:document-meta>
</file>